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0a0fb" officeooo:paragraph-rsid="0010a0fb"/>
    </style:style>
    <style:style style:name="P2" style:family="paragraph" style:parent-style-name="Standard">
      <style:text-properties officeooo:rsid="0010a0fb" officeooo:paragraph-rsid="0010a0fb"/>
    </style:style>
    <style:style style:name="P3" style:family="paragraph" style:parent-style-name="Standard">
      <style:text-properties officeooo:rsid="00158c99" officeooo:paragraph-rsid="00158c99"/>
    </style:style>
    <style:style style:name="P4" style:family="paragraph" style:parent-style-name="Standard">
      <style:text-properties officeooo:rsid="00164dc9" officeooo:paragraph-rsid="00164dc9"/>
    </style:style>
    <style:style style:name="P5" style:family="paragraph" style:parent-style-name="Standard">
      <style:text-properties officeooo:rsid="001882a3" officeooo:paragraph-rsid="001882a3"/>
    </style:style>
    <style:style style:name="T1" style:family="text">
      <style:text-properties officeooo:rsid="00158c99"/>
    </style:style>
    <style:style style:name="T2" style:family="text">
      <style:text-properties officeooo:rsid="00164dc9"/>
    </style:style>
    <style:style style:name="T3" style:family="text">
      <style:text-properties officeooo:rsid="0016e8f4"/>
    </style:style>
    <style:style style:name="T4" style:family="text">
      <style:text-properties officeooo:rsid="001882a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Rubidium ist ein Alkalimetall.</text:p>
      <text:p text:style-name="P1">Das einzige Valenzelektron im 85-Rb-Atom im Grundzustand ist im 1s-Orbital, also l=0, s=1/2, j=1/2, I=3/2. Der Grundzustand hat F=1 (Gesamtdrehimpuls des Elektrons antiparallel zum Kern), der erste angeregte Zustand hat F=2 (Gesamtdrehimpuls des Elektrons parallel zum Kern)</text:p>
      <text:p text:style-name="P1">2. Das kommt darauf an, ob wir nur die Feinstruktur oder auch noch die Hyperfeinstruktur mitnehmen. Wir betrachten es mit Hyperfeinstruktur: Der Grundzustand mit F=1 wird in drei Niveaus aufgespalten (M=-1,0,1), der erste angeregte Zustand wird in fünf Niveaus aufgespalten (M=+-2,+-1,0). Es ist ja stets die Projektion des Spins auf die Magnetfeldachse relevant.</text:p>
      <text:p text:style-name="P1">Die Zeeman-Aufspaltung hängt ab wie E_z = g_F mu_B B M, wobei sich der Lande-Faktor g_F vom reinem g-Faktor des Elektrons unterscheidet, er ist sogar für die einzelnen Level unterschiedlich.</text:p>
      <text:p text:style-name="P1">3. <text:span text:style-name="T1">Es gilt Delta M J = 0,+-1. Rechtszirkular polarisiertes Licht gestattet nur Übergänge mit Delta M J = +1, sodass sich die Elektronen im 2 S ½ M_J=+1/2 Zustand anhäufen werden, weil sie von dort aus nicht angeregt werden können (Auswahlregel verbietet das).</text:span></text:p>
      <text:p text:style-name="P3">Bei einer spontanen Emission ist die Wahrscheinlichkeit von der Frequenz hoch drei abhängig (spielt in unserem Versuch nur eine untergeordnete Rolle). Spontane Emission bedeutet, dass ohne äußeren Anlass ein Elektron in einen niederen Zustand relaxiert (Auswahlregeln beachten) und die Energiedifferenz von einem Photon weggetragen wird. Bei der stimulierten Emission passiert im Grunde das gleiche, nur <text:span text:style-name="T2">wird die Emission durch ein Photon mit der Energiedifferenz der Zustände induziert, dieses wird danach quasi kopiert.</text:span></text:p>
      <text:p text:style-name="P4">4. S.o.</text:p>
      <text:p text:style-name="P4">Optisches Pumpen bedeutet die Herstellung einer Besetzungsinversion durch die Bestrahlung des Gases mit Licht, wobei sich im Falle eines angelegten Magnetfelds eine Polarisierung (Magnetisierung) einstellt.</text:p>
      <text:p text:style-name="P4">5. Die gleichen wie bei 3., nur gilt außerdem delta l und delta n = 0.</text:p>
      <text:p text:style-name="P4">Wenn das Magnetfeld eine bestimmte Stärke erreicht, sodass die Energiedifferenz der Zeeman-Niveaus der Linie entspricht, die einstrahlt, wird induzierte Emission einsetzen und das System wird nicht mehr durchlässig, das Licht wird absorbiert und das vorher angereicherte Niveau wird entleert! <text:span text:style-name="T4">Interessant: Man sollte das wohl so intepretieren, dass das Magnetfeld aus Photonen besteht, die diese stimulierte Emission anregen, oder man sagt einfach es gibt induzierte magnetische Übergänge.</text:span></text:p>
      <text:p text:style-name="P4">Bild siehe alte Anleitung, Dip bei 0 und bei B_m.</text:p>
      <text:p text:style-name="P4">Die Resonanzstelle B hängt für eine gegebene Frequenz mit dem Lande-Faktor g_f zusammen, es gilt eine Beziehung <text:span text:style-name="T3">B proportional zu f/g_J mal Konstante</text:span></text:p>
      <text:p text:style-name="P5">Um null herum gibt es nur eine sehr geringe Aufspaltung der Niveaus wegen des Erdmagnetfelds, sodass die Transparenz des Systems einen leichten Dip hat (ohne zeeman Aufspaltung auch keine Besetzungsinversion). Man sollte dies ausnutzen, um das Erdmagnetfeld zu neutralisieren, indem man ein Ausgleichsfeld so einstellt, dass der Dip möglichst eng wird.</text:p>
      <text:p text:style-name="P5">6. Schwierig, ist damit einfach gemeint, dass ein konstantes Magnetisches Feld eine Zeeman-Aufspaltung hervorruft und wir ein Wechselmagnetfeld anlegen? Dann kommt es zu Rabi-Oszillationen, sodass die Transparenz des Systems oszilliert. Die Frequenz der Rabioszillation ist proportional zur RF-Feldstärke, wenn die Frequenz der Energiedifferenz des Übergangs entspricht.</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5T18:22:48.753998964</meta:creation-date>
    <meta:generator>LibreOffice/6.0.7.3$Linux_X86_64 LibreOffice_project/00m0$Build-3</meta:generator>
    <dc:date>2019-10-20T11:42:18.489660426</dc:date>
    <meta:editing-duration>PT27M56S</meta:editing-duration>
    <meta:editing-cycles>2</meta:editing-cycles>
    <meta:document-statistic meta:table-count="0" meta:image-count="0" meta:object-count="0" meta:page-count="1" meta:paragraph-count="14" meta:word-count="480" meta:character-count="3332" meta:non-whitespace-character-count="2866"/>
  </office:meta>
</office:document-meta>
</file>